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Address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ddress.Emai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mailAddress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mailAddress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ddress.trim( String t , boolean trimAngleBracket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mailAddre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Address.EmailAddress( String email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EmailAddress.setAddress( String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